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style:writing-mode="lr-tb"/>
      <style:text-properties officeooo:paragraph-rsid="0015ea2b"/>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rsid="00182a91" officeooo:paragraph-rsid="00182a91"/>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background-color="transparent" loext:char-shading-value="0"/>
    </style:style>
    <style:style style:name="T14" style:family="text">
      <style:text-properties fo:font-style="italic" fo:background-color="transparent" loext:char-shading-value="0"/>
    </style:style>
    <style:style style:name="T15" style:family="text">
      <style:text-properties officeooo:rsid="0013bd04"/>
    </style:style>
    <style:style style:name="T16" style:family="text">
      <style:text-properties officeooo:rsid="0015ea2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3"><text:span text:style-name="T3">Automated decision making (ADM) systems powered by artificial intelligence </text:span></text:p>
      <text:p text:style-name="P3"><text:span text:style-name="T3">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a result, while technical approaches can make progress toward FAT principles, achieving them fully in practice requires human involvement.</text:span></text:p>
      <text:p text:style-name="P3"><text:span text:style-name="T3"/></text:p>
      <text:p text:style-name="P4"><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Text_20_body"/>
      <text:p text:style-name="P3"><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As a result, to fully achieve FAT, human involvement is required.</text:span></text:p>
      <text:p text:style-name="P2"/>
      <text:p text:style-name="P3"><text:bookmark text:name="docs-internal-guid-ae9c35cb-7fff-9e78-c157-a7bef780d84c"/><text:span text:style-name="T10">References</text:span></text:p>
      <text:list xml:id="list2331079170" text:style-name="L1">
        <text:list-item>
          <text:p text:style-name="P5"><text:span text:style-name="T3">Malinas, G. and Bigelow, J. (2016). </text:span><text:span text:style-name="T8">Simpson’s Paradox (Stanford Encyclopedia of Philosophy)</text:span><text:span text:style-name="T3">. [online] Available at: </text:span><text:a xlink:type="simple" xlink:href="https://plato.stanford.edu/entries/paradox-simpson/" text:style-name="Internet_20_link" text:visited-style-name="Visited_20_Internet_20_Link">https://plato.stanford.edu/entries/paradox-simpson/</text:a><text:span text:style-name="T3"> </text:span><text:span text:style-name="T7">[Accessed 28 Oct. 2024]</text:span></text:p>
        </text:list-item>
        <text:list-item>
          <text:p text:style-name="P9"><text:span text:style-name="T7">Bickel, P.J., Hammel, E.A. and O'Connell, J.W., 1975. Sex Bias in Graduate Admissions: Data from Berkeley: Measuring bias is harder than is usually assumed, and the evidence is sometimes contrary to expectation. </text:span><text:span text:style-name="T9">Science</text:span><text:span text:style-name="T7">, </text:span><text:span text:style-name="T9">187</text:span><text:span text:style-name="T7">(4175), pp.398-404.</text:span></text:p>
          <text:p text:style-name="P5"><text:span text:style-name="T3"/></text:p>
        </text:list-item>
        <text:list-item>
          <text:p text:style-name="P6">Bennet, C. (2015): "What is this thing called ethics", second edition, Routledge.</text:p>
        </text:list-item>
        <text:list-item>
          <text:p text:style-name="P6">Lecture Slides Week 2 - Ethics in Computing, AI Ethics, and Research Integrity, University of NSW, 2024.</text:p>
        </text:list-item>
        <text:list-item>
          <text:p text:style-name="P6">Baeza-Yates, R., 2018. Bias on the web. Communications of the ACM, 61(6), pp.54-61. Available at: http://dx.doi.org/10.1145/3209581 [Accessed 25 Sept. 2024].</text:p>
        </text:list-item>
        <text:list-item>
          <text:p text:style-name="P6">Friedman, B., 1996. Value-Sensitive Design. interactions, 3(6), pp.16-23.</text:p>
        </text:list-item>
        <text:list-item>
          <text:p text:style-name="P5"><text:soft-page-break/><text:span text:style-name="T3">Intel. (n.d.). Intel® Software Guard Extensions (Intel® SGX). [online] Available at: </text:span><text:a xlink:type="simple" xlink:href="https://www.intel.com/content/www/us/en/products/docs/accelerator-engines/software-guard-extensions.html" text:style-name="Internet_20_link" text:visited-style-name="Visited_20_Internet_20_Link"><text:span text:style-name="T12">https://www.intel.com/content/www/us/en/products/docs/accelerator-engines/software-guard-extensions.html</text:span></text:a><text:span text:style-name="T3"> [Accessed 18 Sep. 2024].</text:span></text:p>
        </text:list-item>
        <text:list-item>
          <text:p text:style-name="P5"><text:span text:style-name="T3">Department of Foreign Affairs and Trade (DFAT) (2022). </text:span><text:span text:style-name="T8">List of developing countries as declared by the Minister for Foreign Affairs EUROPE</text:span><text:span text:style-name="T3">. [online] Available at: </text:span><text:a xlink:type="simple" xlink:href="https://www.dfat.gov.au/sites/default/files/list-developing-countries.pdf" text:style-name="Internet_20_link" text:visited-style-name="Visited_20_Internet_20_Link"><text:span text:style-name="T12">https://www.dfat.gov.au/sites/default/files/list-developing-countries.pdf</text:span></text:a><text:span text:style-name="T3">. [Accessed 27 Sep. 2024]</text:span></text:p>
        </text:list-item>
        <text:list-item>
          <text:p text:style-name="P7"><text:span text:style-name="T13">Liese, A. </text:span><text:span text:style-name="T14">et al.</text:span><text:span text:style-name="T13"> (2021) ‘The heart of bureaucratic power: Explaining international bureaucracies’ expert authority’, </text:span><text:span text:style-name="T14">Review of International Studies</text:span><text:span text:style-name="T13">, 47(3), pp. 353–376. doi:10.1017/S026021052100005X.</text:span></text:p>
        </text:list-item>
        <text:list-item>
          <text:p text:style-name="P6">ACM, 2018. ACM Code of Ethics and Professional Conduct. New York: Association for Computing Machinery, Inc. DOI: 10.1145/3274591.</text:p>
        </text:list-item>
        <text:list-item>
          <text:p text:style-name="P8"><text:span text:style-name="T11">Sharma, L. (2020). The rise of internet of things and smart cities. In Towards Smart World (pp. 3-14). Chapman and Hall/CRC.</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28T12:32:57.554162898</dc:date>
    <meta:editing-duration>PT31M30S</meta:editing-duration>
    <meta:editing-cycles>9</meta:editing-cycles>
    <meta:document-statistic meta:table-count="0" meta:image-count="0" meta:object-count="0" meta:page-count="2" meta:paragraph-count="18" meta:word-count="448" meta:character-count="3334" meta:non-whitespace-character-count="2915"/>
  </office:meta>
</office:document-meta>
</file>